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I know a place that makes croissants that are to d-... live for, they’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 is happiness?</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and in all honesty, she was feeling pretty guilty about it). 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
      <text:p text:style-name="Normal"/>
      <text:p text:style-name="Normal"/>
      <text:p text:style-name="Normal">“...</text:p>
      <text:p text:style-name="Normal">“Well...” <text:span text:style-name="T1">Technically, yeah, I don’t know where we are, </text:span>but they could always retrace their steps. There was a bigger issue than that.<text:span text:style-name="T6"> There was a cat that was dying to be let out of the bag</text:span>, <text:span text:style-name="T1">and...</text:span> <text:span text:style-name="T1">besides, despite how much I do it, I hate lying to you, so</text:span> “um...” For once, just for once, she wanted to speak to you without fabrications and personas to shield her, to keep you out, “that’s not quite it.” She turned to you with a smile that was supposed to be apologetic but instead probably just looked stupid, and mumbled “it’s more like... The café doesn’t exist? Ahahah...” Why did she put it in question form? And what was up with that nervous laugh?</text:p>
      <text:p text:style-name="Normal"/>
      <text:p text:style-name="Normal"/>
      <text:p text:style-name="Normal"/>
      <text:p text:style-name="Normal"/>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Huh? You aren’t angry at me?”</text:p>
      <text:p text:style-name="Normal">“Hm?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have to worry about lying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Normal"/>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